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Arial Unicode MS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79cm"/>
    </style:style>
    <style:style style:name="Tabla1.B" style:family="table-column">
      <style:table-column-properties style:column-width="14.04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color="#00000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language="es" fo:country="MX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s" fo:country="MX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name-complex="Trebuchet MS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rebuchet MS" style:font-size-complex="12pt"/>
    </style:style>
    <style:style style:name="P11" style:family="paragraph" style:parent-style-name="Standard">
      <style:paragraph-properties fo:text-align="justify" style:justify-single-word="false"/>
      <style:text-properties fo:language="es" fo:country="ES"/>
    </style:style>
    <style:style style:name="P12" style:family="paragraph" style:parent-style-name="Standard">
      <style:paragraph-properties fo:text-align="justify" style:justify-single-word="false"/>
      <style:text-properties fo:color="#000000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name-complex="Trebuchet MS" style:font-size-complex="12pt"/>
    </style:style>
    <style:style style:name="P15" style:family="paragraph" style:parent-style-name="Sangría_20_2_20_de_20_t._20_independiente">
      <style:paragraph-properties fo:margin-left="6.535cm" fo:margin-right="0cm" fo:text-indent="-6.562cm" style:auto-text-indent="false"/>
    </style:style>
    <style:style style:name="P16" style:family="paragraph" style:parent-style-name="Text_20_body">
      <style:paragraph-properties fo:text-align="start" style:justify-single-word="false"/>
      <style:text-properties fo:language="es" fo:country="ES"/>
    </style:style>
    <style:style style:name="P17" style:family="paragraph" style:parent-style-name="Text_20_body">
      <style:paragraph-properties fo:text-align="start" style:justify-single-word="false"/>
      <style:text-properties fo:language="es" fo:country="MX"/>
    </style:style>
    <style:style style:name="P18" style:family="paragraph" style:parent-style-name="Standard">
      <style:paragraph-properties fo:margin-left="0cm" fo:margin-right="0cm" fo:text-align="justify" style:justify-single-word="false" fo:text-indent="0.753cm" style:auto-text-indent="false"/>
    </style:style>
    <style:style style:name="P19" style:family="paragraph" style:parent-style-name="Standard">
      <style:paragraph-properties fo:margin-left="6.35cm" fo:margin-right="0cm" fo:text-align="justify" style:justify-single-word="false" fo:text-indent="-6.391cm" style:auto-text-indent="false">
        <style:tab-stops/>
      </style:paragraph-properties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6.045cm" fo:margin-right="0cm" fo:text-align="justify" style:justify-single-word="false" fo:text-indent="-6.024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-1.51cm" fo:text-align="justify" style:justify-single-word="false" fo:text-indent="0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0.009cm" style:auto-text-indent="false"/>
    </style:style>
    <style:style style:name="P23" style:family="paragraph" style:parent-style-name="Text_20_body">
      <style:paragraph-properties fo:margin-left="0cm" fo:margin-right="0cm" fo:text-align="justify" style:justify-single-word="false" fo:text-indent="0.009cm" style:auto-text-indent="false" style:snap-to-layout-grid="false"/>
      <style:text-properties fo:color="#000000" fo:language="es" fo:country="MX"/>
    </style:style>
    <style:style style:name="P24" style:family="paragraph" style:parent-style-name="Standard">
      <style:paragraph-properties fo:margin-left="0cm" fo:margin-right="-0.018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justify" style:justify-single-word="false" fo:text-indent="0.732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.732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0.732cm" style:auto-text-indent="false"/>
      <style:text-properties fo:language="es" fo:country="MX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.732cm" style:auto-text-indent="false"/>
      <style:text-properties fo:language="es" fo:country="MX"/>
    </style:style>
    <style:style style:name="P29" style:family="paragraph" style:parent-style-name="Standard">
      <style:paragraph-properties fo:margin-left="0cm" fo:margin-right="0cm" fo:text-align="justify" style:justify-single-word="false" fo:text-indent="0.732cm" style:auto-text-indent="false"/>
      <style:text-properties style:font-name="Times new roman" fo:font-size="12pt" fo:language="es" fo:country="MX" fo:font-weight="normal" style:font-size-asian="12pt" style:font-weight-asian="normal" style:font-name-complex="Trebuchet MS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732cm" style:auto-text-indent="false"/>
      <style:text-properties style:font-name="Times new roman" fo:font-size="12pt" fo:font-weight="normal" style:font-size-asian="12pt" style:font-weight-asian="normal" style:font-name-complex="Trebuchet MS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.732cm" style:auto-text-indent="false"/>
      <style:text-properties fo:font-weight="normal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732cm" style:auto-text-indent="false"/>
      <style:text-properties fo:language="es" fo:country="ES"/>
    </style:style>
    <style:style style:name="P33" style:family="paragraph" style:parent-style-name="Text_20_body">
      <style:paragraph-properties fo:margin-left="0cm" fo:margin-right="0cm" fo:text-align="justify" style:justify-single-word="false" fo:text-indent="0.732cm" style:auto-text-indent="false"/>
    </style:style>
    <style:style style:name="P34" style:family="paragraph" style:parent-style-name="Sangría_20_2_20_de_20_t._20_independiente">
      <style:paragraph-properties fo:margin-left="0cm" fo:margin-right="0cm" fo:text-indent="0.732cm" style:auto-text-indent="false"/>
    </style:style>
    <style:style style:name="P35" style:family="paragraph" style:parent-style-name="Sangría_20_2_20_de_20_t._20_independiente">
      <style:paragraph-properties fo:margin-left="0cm" fo:margin-right="0cm" fo:text-align="justify" style:justify-single-word="false" fo:text-indent="0.732cm" style:auto-text-indent="false"/>
    </style:style>
    <style:style style:name="P36" style:family="paragraph" style:parent-style-name="Normal_20__28_Web_29_">
      <style:paragraph-properties fo:margin-left="0cm" fo:margin-right="0cm" fo:margin-top="0cm" fo:margin-bottom="0cm" fo:text-align="justify" style:justify-single-word="false" fo:text-indent="0.732cm" style:auto-text-indent="false"/>
    </style:style>
    <style:style style:name="P37" style:family="paragraph" style:parent-style-name="Text_20_body">
      <style:paragraph-properties fo:margin-left="0cm" fo:margin-right="0cm" fo:text-indent="0.501cm" style:auto-text-indent="false"/>
    </style:style>
    <style:style style:name="P38" style:family="paragraph" style:parent-style-name="Text_20_body_20_indent">
      <style:text-properties style:font-name-asian="MS Mincho" style:font-size-complex="12pt"/>
    </style:style>
    <style:style style:name="P39" style:family="paragraph" style:parent-style-name="Text_20_body_20_indent">
      <style:paragraph-properties fo:margin-left="2.708cm" fo:margin-right="0cm" fo:text-indent="-2.727cm" style:auto-text-indent="false">
        <style:tab-stops/>
      </style:paragraph-properties>
      <style:text-properties style:font-name-asian="MS Mincho" style:font-size-complex="12pt"/>
    </style:style>
    <style:style style:name="P40" style:family="paragraph" style:parent-style-name="Sangría_20_2_20_de_20_t._20_independiente">
      <style:paragraph-properties fo:margin-left="0cm" fo:margin-right="0cm" fo:text-align="justify" style:justify-single-word="false" fo:text-indent="0cm" style:auto-text-indent="false"/>
    </style:style>
    <style:style style:name="P41" style:family="paragraph" style:parent-style-name="Sangría_20_2_20_de_20_t._20_independiente">
      <style:paragraph-properties fo:margin-left="0cm" fo:margin-right="0cm" fo:text-align="justify" style:justify-single-word="false" fo:text-indent="0cm" style:auto-text-indent="false"/>
      <style:text-properties fo:color="#000000"/>
    </style:style>
    <style:style style:name="P42" style:family="paragraph" style:parent-style-name="Sangría_20_2_20_de_20_t._20_independiente">
      <style:paragraph-properties fo:margin-left="0.009cm" fo:margin-right="0cm" fo:text-align="justify" style:justify-single-word="false" fo:text-indent="0cm" style:auto-text-indent="false"/>
      <style:text-properties fo:language="es" fo:country="MX"/>
    </style:style>
    <style:style style:name="P43" style:family="paragraph" style:parent-style-name="Sangría_20_2_20_de_20_t._20_independiente">
      <style:paragraph-properties fo:margin-left="0.009cm" fo:margin-right="0cm" fo:text-align="justify" style:justify-single-word="false" fo:text-indent="0cm" style:auto-text-indent="false"/>
      <style:text-properties fo:language="es" fo:country="ES"/>
    </style:style>
    <style:style style:name="P44" style:family="paragraph" style:parent-style-name="Sangría_20_2_20_de_20_t._20_independiente">
      <style:paragraph-properties fo:margin-left="0.009cm" fo:margin-right="0cm" fo:text-align="justify" style:justify-single-word="false" fo:text-indent="0cm" style:auto-text-indent="false"/>
    </style:style>
    <style:style style:name="P45" style:family="paragraph" style:parent-style-name="Text_20_body">
      <style:text-properties fo:language="en" fo:country="US"/>
    </style:style>
    <style:style style:name="P46" style:family="paragraph" style:parent-style-name="Text_20_body_20_indent">
      <style:text-properties style:font-name-asian="MS Mincho" style:font-size-complex="12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P48" style:family="paragraph" style:parent-style-name="Standard">
      <style:paragraph-properties fo:margin-left="0cm" fo:margin-right="0cm" fo:text-align="justify" style:justify-single-word="false" fo:text-indent="0.753cm" style:auto-text-indent="false"/>
    </style:style>
    <style:style style:name="P49" style:family="paragraph" style:parent-style-name="Heading_20_4">
      <style:paragraph-properties fo:margin-left="0cm" fo:margin-right="0cm" fo:text-align="justify" style:justify-single-word="false" fo:text-indent="0.732cm" style:auto-text-indent="false"/>
      <style:text-properties style:font-size-complex="12pt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s" fo:country="MX"/>
    </style:style>
    <style:style style:name="T5" style:family="text">
      <style:text-properties fo:language="es" fo:country="MX" style:font-weight-complex="bold"/>
    </style:style>
    <style:style style:name="T6" style:family="text">
      <style:text-properties fo:language="es" fo:country="MX"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language="es" fo:country="ES"/>
    </style:style>
    <style:style style:name="T9" style:family="text">
      <style:text-properties fo:letter-spacing="-0.005cm"/>
    </style:style>
    <style:style style:name="T10" style:family="text">
      <style:text-properties style:font-name="Times new roman" fo:font-size="12pt" style:font-size-asian="12pt" style:font-name-complex="Trebuchet MS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Times new roman" fo:font-size="12pt" style:font-size-asian="12pt" style:font-name-complex="Trebuchet MS"/>
    </style:style>
    <style:style style:name="T13" style:family="text">
      <style:text-properties style:font-name-asian="MS Mincho" style:font-size-complex="12pt"/>
    </style:style>
    <style:style style:name="T14" style:family="text">
      <style:text-properties style:font-name="Times New Roman1"/>
    </style:style>
    <style:style style:name="T15" style:family="text">
      <style:text-properties style:font-name-asian="Trebuchet MS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RESOLUCIÓN N° 446-CM-14</text:p>
      <text:p text:style-name="P6"/>
      <text:p text:style-name="P20">DESCRIPCIÓN SINTÉTICA: <text:span text:style-name="T3">DESIGNACIÓN DE REPRESENTANTES DEL CONCEJO MUNICIPAL EN COMISIONES ESPECIALES, CONSEJOS Y ENTES VARIOS.</text:span></text:p>
      <text:p text:style-name="P19"/>
      <text:p text:style-name="P15">ANTECEDENTES</text:p>
      <text:h text:style-name="Heading_20_4" text:outline-level="4" text:is-list-header="true"/>
      <text:p text:style-name="P25">Comisión Asesora de Parques.</text:p>
      <text:p text:style-name="P25"/>
      <text:p text:style-name="P25">Consejo del Discapacitado.</text:p>
      <text:p text:style-name="P25"/>
      <text:p text:style-name="P25">Semana de la Juventud.</text:p>
      <text:p text:style-name="P25"/>
      <text:p text:style-name="P25"><text:span text:style-name="T5">Ordenanza 2033-CM-10: </text:span>Consolidación normativa. Establece calendario de conmemoraciones, efemérides y celebraciones municipales. Artículos 11º a 15º.</text:p>
      <text:p text:style-name="P27"/>
      <text:p text:style-name="P25">Comité de Frontera.</text:p>
      <text:p text:style-name="P25"/>
      <text:p text:style-name="P33">Ordenanza 2139-CM-11: Reglamentar SIMBOV; abrogar Ordenanza 1677-CM-06 y derogar parcialmente Ordenanza 1522-CM-05. (T.O. Ordenanza 1862-CM-08).</text:p>
      <text:p text:style-name="P33"/>
      <text:p text:style-name="P25"><text:span text:style-name="T4">Ordenanza 1433-CM-04: </text:span>Conformación Comité de Ciudades Hermanas y Amigas de San Carlos de Bariloche.</text:p>
      <text:p text:style-name="P25"/>
      <text:p text:style-name="P36">Ordenanza 188-CM-92: Crear Comisión Permanente Organizadora Fiesta Nacional de la Nieve.</text:p>
      <text:p text:style-name="P25"/>
      <text:p text:style-name="P25">Consejo Local de Salud.</text:p>
      <text:p text:style-name="P25"/>
      <text:p text:style-name="P26">Ordenanza 1272-CM-03: Crear el Ente Autárquico Administrador y Científico-Técnico del Parque Municipal Llao Llao.</text:p>
      <text:p text:style-name="P25"/>
      <text:p text:style-name="P25"><text:span text:style-name="T4">Ordenanza 1618-CM-06: </text:span>Reformulación, conformación y funcionamiento del Emprotur Bariloche. </text:p>
      <text:p text:style-name="P25"/>
      <text:p text:style-name="P25"><text:span text:style-name="T4">Ordenanza 1887-CM-08: </text:span>Adherir ley provincial 4200 y sus modificatorias. Sistema Provincial de Seguridad Pública.</text:p>
      <text:p text:style-name="P25"/>
      <text:p text:style-name="P28">Ordenanza 418-CM-94: Consejo de Planificación. </text:p>
      <text:p text:style-name="P28"/>
      <text:p text:style-name="P28">Ordenanza 551-CM-96: Modificación Ordenanza 418-CM-94 en su artículo 2º.</text:p>
      <text:p text:style-name="P28"/>
      <text:p text:style-name="P35"><text:span text:style-name="T5">Ordenanza 2203-CM-11: </text:span><text:span text:style-name="T7">Ente Autárquico Municipal Fiscalizador de la Concesión del Cerro Catedral (EAMCEC).</text:span></text:p>
      <text:p text:style-name="P25"/>
      <text:p text:style-name="P25"><text:span text:style-name="T4">Ordenanza <text:s/>1570-CM-05: </text:span><text:span text:style-name="T8">Creación de la Reserva Natural Urbana Laguna El Trébol.</text:span></text:p>
      <text:p text:style-name="P35"/>
      <text:p text:style-name="P25"><text:span text:style-name="T4">Ordenanza <text:s/>2030-CM-10: </text:span><text:span text:style-name="T8">Creación de la Reserva Natural Urbana Lago Morenito y Laguna Ezquerra.</text:span></text:p>
      <text:p text:style-name="P32"/>
      <text:p text:style-name="P34"><text:span text:style-name="T4">Ordenanza 2090-CM-10:</text:span> Modificar la Ordenanza 2030-CM-10 “Creación de la Reserva Natural Urbana Lago Morenito y Laguna Ezquerra”.</text:p>
      <text:p text:style-name="P25"/>
      <text:p text:style-name="P25"><text:soft-page-break/><text:span text:style-name="T7">Ordenanza 2082-CM-2010:</text:span> Creación <text:s/>Reserva Natural Urbana <text:s/>Bosque de la Ermita en parcelas 19-1-P-701 y 19-1-P-702.</text:p>
      <text:p text:style-name="P35"><text:span text:style-name="T7">Ordenanza: 2153-CM-2011: </text:span><text:span text:style-name="T9">Modificación Ordenanza 2082-CM-10.</text:span></text:p>
      <text:p text:style-name="P25"/>
      <text:p text:style-name="P25"><text:span text:style-name="T4">Ordenanza 1595-CM-06: </text:span><text:span text:style-name="T8">Creación Consejo Social de Tierras y Viviendas.</text:span></text:p>
      <text:p text:style-name="P25"/>
      <text:p text:style-name="P25"><text:span text:style-name="T4">Ordenanza 1925-CM-09: </text:span>Crear el Consejo Municipal de Adultos Mayores.</text:p>
      <text:p text:style-name="P25"/>
      <text:p text:style-name="P25"><text:span text:style-name="T4">Ordenanza 2255-CM-11: </text:span>Creación Comisión “Mesa 6 de Septiembre”.</text:p>
      <text:p text:style-name="P25"/>
      <text:p text:style-name="P25"><text:span text:style-name="T4">Ordenanza 1994-CM-09: </text:span>Reglamentación del Consejo de Planeamiento Estratégico y de la Unidad de Planeamiento Estratégico.</text:p>
      <text:p text:style-name="P29"/>
      <text:p text:style-name="P30">Ordenanza 2246-CM-11: <text:span text:style-name="T4">Comisión Mixta de la </text:span>Reserva Natural Urbana Las Cartas.</text:p>
      <text:h text:style-name="P49" text:outline-level="4" text:is-list-header="true"/>
      <text:p text:style-name="P30">Ordenanza 2295-CM-12: Comisión de Seguimiento de Transporte Urbano.</text:p>
      <text:p text:style-name="P25"/>
      <text:p text:style-name="P31"><text:span text:style-name="T12">Acta 089 /14 d</text:span><text:span text:style-name="T10">e la Comisión Legislativa.</text:span></text:p>
      <text:p text:style-name="P25"/>
      <text:p text:style-name="P25">Resolución 061-PCM-14, del 17 de marzo de 2014, firmada por el Presidente del Concejo Municipal, Ramón Chiocconi.</text:p>
      <text:p text:style-name="P6"/>
      <text:p text:style-name="P6">FUNDAMENTOS</text:p>
      <text:p text:style-name="P6"/>
      <text:p text:style-name="P25">En la reunión de la Comisión Legislativ<text:span text:style-name="T11">a del día 5 de marzo de 2014 (Acta 089/14)</text:span> se acordaron las diversas representaciones en la comisiones especiales y corresponde formalizarlas a través de la herramienta adecuada. Por ello, se resolvió dictar la Resolución de Presidencia del Concejo Municipal ad referéndum del Concejo Municipal que plasmase dicha decisión.</text:p>
      <text:p text:style-name="P18"/>
      <text:p text:style-name="P18"/>
      <text:p text:style-name="Text_20_body_20_indent">AUTOR: Presidente del Concejo Municipal, Ramón Chiocconi.</text:p>
      <text:p text:style-name="Text_20_body_20_indent"/>
      <text:p text:style-name="Text_20_body_20_indent"/>
      <text:p text:style-name="Text_20_body_20_indent">COLABORADORA: <text:span text:style-name="T13">Secretaria Legislativa, Roxana Barbieri.</text:span></text:p>
      <text:p text:style-name="P38"/>
      <text:p text:style-name="P38"/>
      <text:p text:style-name="P39">INICIATIVA: Comisión Legislativa. Concejales: Alejandro Ramos Mejía (PJ); Carlos Valeri (FG); Leandro Lescano (AFSP); Prof. Elena Welleschik (UCR) y Mauro Gonzalez (PVpC).</text:p>
      <text:p text:style-name="Text_20_body_20_indent"/>
      <text:p text:style-name="Text_20_body_20_indent"/>
      <text:p text:style-name="Text_20_body">La Resolución original 061-PCM-14, con las modificaciones introducidas, fue aprobada en la sesión del día 20 de marzo de 2014, según consta en el Acta Nº 1015/14. Por ello, en ejercicio de las atribuciones que le otorga el Art. 38, inciso 2,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</text:p>
      <text:p text:style-name="Text_20_body"/>
      <text:p text:style-name="Text_20_body">RESOLUCIÓN</text:p>
      <text:p text:style-name="P4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Art. <text:s/>1°) </text:p>
          </table:table-cell>
          <table:table-cell table:style-name="Tabla1.A1" office:value-type="string">
            <text:p text:style-name="P22">Se designa como representantes del Concejo Municipal, ante la Comisión Asesora de Parques a los concejales Edith Garro y Leandro Lescano.</text:p>
            <text:p text:style-name="P42"><text:soft-page-break/></text:p>
          </table:table-cell>
        </table:table-row>
        <table:table-row table:style-name="Tabla1.1">
          <table:table-cell table:style-name="Tabla1.A1" office:value-type="string">
            <text:p text:style-name="P17">Art. <text:s/>2°)</text:p>
          </table:table-cell>
          <table:table-cell table:style-name="Tabla1.A1" office:value-type="string">
            <text:p text:style-name="P6">Se designa como representantes del Concejo Municipal, ante el Consejo Local Consultivo para Personas con Discapacidad<text:span text:style-name="T4"> (Ordenanza 2038-CM-10) a los concejales </text:span>Leandro Lescano y Elena Welleschik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<text:s/>3º) </text:p>
          </table:table-cell>
          <table:table-cell table:style-name="Tabla1.A1" office:value-type="string">
            <text:p text:style-name="P6">Se designa como representantes del Concejo Municipal, para <text:s/>la Semana de la Juventud (<text:span text:style-name="T5">Ordenanza 2033-CM-10, arts. 11 a 15) a los concejales </text:span>Mauro Gonzalez <text:s/>y Leandro Lescano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<text:s/>4º)</text:p>
          </table:table-cell>
          <table:table-cell table:style-name="Tabla1.A1" office:value-type="string">
            <text:p text:style-name="P7">Se designa como representantes del Concejo Municipal, ante el Comité de Frontera a los concejales Carmen Giménez <text:s/>y Alfredo Martín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<text:s/>5º)</text:p>
            <text:p text:style-name="P17"/>
            <text:p text:style-name="P17"/>
          </table:table-cell>
          <table:table-cell table:style-name="Tabla1.A1" office:value-type="string">
            <text:p text:style-name="P7">Se designa como representantes del Concejo Municipal, ante el Simbov (Ordenanza 1862-CM-08 y modificatorias) a los concejales Mauro Gonzalez y Alfredo Martín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<text:s/>6°) </text:p>
          </table:table-cell>
          <table:table-cell table:style-name="Tabla1.A1" office:value-type="string">
            <text:p text:style-name="P7">Se designa como representante del Concejo Municipal, ante el Comité Ciudades Hermanas y Amigas de San Carlos de Bariloche (Ordenanza 1433-CM-04) al concejal Diego Benítez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<text:s/>7º)</text:p>
          </table:table-cell>
          <table:table-cell table:style-name="Tabla1.A1" office:value-type="string">
            <text:p text:style-name="P7">Se designa como representante del Concejo Municipal, ante la Comisión Organizadora de la Fiesta Nacional de la Nieve (Ordenanza 188-CM-92) a la concejal Elena Welleschik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<text:s/>8º)</text:p>
          </table:table-cell>
          <table:table-cell table:style-name="Tabla1.A1" office:value-type="string">
            <text:p text:style-name="P7">Se designa como representantes del Concejo Municipal, ante el Consejo Local de Salud a los concejales Mauro Gonzalez y Ramón Chiocconi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9º)</text:p>
          </table:table-cell>
          <table:table-cell table:style-name="Tabla1.A1" office:value-type="string">
            <text:p text:style-name="P6"><text:span text:style-name="T5">Se designan como representantes del Concejo Municipal, ante el </text:span>Ente Autárquico Administrador y Científico-Técnico del Parque Municipal Llao Llao<text:span text:style-name="T5"> (Ordenanza 1272-CM-03) a los concejales Diego Benítez y Edith Garro.</text:span>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10º)</text:p>
          </table:table-cell>
          <table:table-cell table:style-name="Tabla1.A1" office:value-type="string">
            <text:p text:style-name="P6"><text:span text:style-name="T5">Se designa como representantes del Concejo Municipal, ante el Emprotur (Ordenanza 1618-CM-06) a los concejales Alfredo Martín y Leandro Lescano</text:span>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11º)</text:p>
          </table:table-cell>
          <table:table-cell table:style-name="Tabla1.A1" office:value-type="string">
            <text:p text:style-name="P6"><text:span text:style-name="T5">Se designa como representantes del Concejo Municipal, ante el Ente Mixto Jardín Botánico Municipal de San Carlos de Bariloche (Ordenanza 1907-CM-09) a la concejal Edith Garro</text:span>.</text:p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17">Art. 12º)</text:p>
          </table:table-cell>
          <table:table-cell table:style-name="Tabla1.A1" office:value-type="string">
            <text:p text:style-name="P6"><text:span text:style-name="T5">Se designa como representante del Concejo Municipal, ante el </text:span>Consejo Local de Seguridad Ciudadana<text:span text:style-name="T5"> (Ordenanza 1887-CM-08 de adhesión a la ley 4200) al <text:s/>concejal Alejandro Ramos Mejía.</text:span>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13º)</text:p>
          </table:table-cell>
          <table:table-cell table:style-name="Tabla1.A1" office:value-type="string">
            <text:p text:style-name="P40"><text:span text:style-name="T4">Se designa como representante del Concejo Municipal, ante el </text:span><text:span text:style-name="T7">Ente Autárquico Municipal Fiscalizador de la Concesión del Cerro Catedral- EAMCEC (</text:span><text:span text:style-name="T4">Ordenanza 2203-CM-11) a los concejales </text:span>Diego Benítez y Alejandro Ramos Mejía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14º)</text:p>
          </table:table-cell>
          <table:table-cell table:style-name="Tabla1.A1" office:value-type="string">
            <text:p text:style-name="P41">Se designa como representante del Concejo Municipal, ante la Comisión Mixta de la Reserva Natural Urbana Laguna El Trébol (Ordenanzas 1794-CM-07 y <text:s/>1570-CM-05) al concejal Carlos Valeri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15º)</text:p>
          </table:table-cell>
          <table:table-cell table:style-name="Tabla1.A1" office:value-type="string">
            <text:p text:style-name="P22"><text:span text:style-name="T5">Se designa como representante del Concejo Municipal, ante la Comisión Mixta de la Reserva Natural Urbana Laguna Ezquerra y Morenito (Ordenanzas 2030-CM-10 y 2090-CM-10) al concejal </text:span>Carlos Valeri.</text:p>
            <text:p text:style-name="P41"/>
          </table:table-cell>
        </table:table-row>
        <text:soft-page-break/>
        <table:table-row table:style-name="Tabla1.1">
          <table:table-cell table:style-name="Tabla1.A1" office:value-type="string">
            <text:p text:style-name="P17">Art. 16º)</text:p>
          </table:table-cell>
          <table:table-cell table:style-name="Tabla1.A1" office:value-type="string">
            <text:p text:style-name="P6"><text:span text:style-name="T5">Se designa como representantes del Concejo Municipal, ante la Comisión Mixta de la </text:span>Reserva Natural Urbana Bosque La Ermita (<text:span text:style-name="T7">Ordenanzas 2082-CM-10 y Ordenanza 2153-CM-11) al <text:s/>concejal </text:span>Alfredo Martín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17º)</text:p>
          </table:table-cell>
          <table:table-cell table:style-name="Tabla1.A1" office:value-type="string">
            <text:p text:style-name="P12">Se designa como representante del Concejo Municipal, ante el Consejo Social de Tierras (Ordenanza 1595-CM-06) a los concejales Alejandro Ramos Mejía y Ramón Chiocconi.</text:p>
            <text:p text:style-name="P43"/>
          </table:table-cell>
        </table:table-row>
        <table:table-row table:style-name="Tabla1.1">
          <table:table-cell table:style-name="Tabla1.A1" office:value-type="string">
            <text:p text:style-name="P17">Art. 18º)</text:p>
          </table:table-cell>
          <table:table-cell table:style-name="Tabla1.A1" office:value-type="string">
            <text:p text:style-name="P6"><text:span text:style-name="T7">Se designa como representantes del Concejo Municipal, ante el </text:span>Consejo Municipal de Adultos Mayores (<text:span text:style-name="T4">Ordenanza 1925-CM-09) a los concejales </text:span>Alfredo Martín e Irma Haneck.</text:p>
            <text:p text:style-name="P9"/>
          </table:table-cell>
        </table:table-row>
        <table:table-row table:style-name="Tabla1.1">
          <table:table-cell table:style-name="Tabla1.A1" office:value-type="string">
            <text:p text:style-name="P17">Art. 19º)</text:p>
          </table:table-cell>
          <table:table-cell table:style-name="Tabla1.A1" office:value-type="string">
            <text:p text:style-name="P12">Se designa como representantes del Concejo Municipal, ante la Comisión “Mesa 6 de Septiembre” (Ordenanza 2255-CM-11) a los concejales Carmen Giménez y Carlos Valeri.</text:p>
            <text:p text:style-name="P21"/>
          </table:table-cell>
        </table:table-row>
        <table:table-row table:style-name="Tabla1.1">
          <table:table-cell table:style-name="Tabla1.A1" office:value-type="string">
            <text:p text:style-name="P17">Art. 20º)</text:p>
          </table:table-cell>
          <table:table-cell table:style-name="Tabla1.A1" office:value-type="string">
            <text:p text:style-name="P24">Se designa como representantes del Concejo Municipal, ante el Consejo de Planeamiento Estratégico y de la Unidad de Planeamiento Estratégico (Ordenanza 1994-CM-09) a los concejales Elena Welleschik (titulares); Leandro Lescano (titular), Ramón Chiocconi (suplente) y Mauro González (suplente).</text:p>
            <text:p text:style-name="P21"/>
          </table:table-cell>
        </table:table-row>
        <table:table-row table:style-name="Tabla1.1">
          <table:table-cell table:style-name="Tabla1.A1" office:value-type="string">
            <text:p text:style-name="P17">Art. 21º)</text:p>
          </table:table-cell>
          <table:table-cell table:style-name="Tabla1.A1" office:value-type="string">
            <text:p text:style-name="P6">Se designan como representantes del Concejo Municipal, ante el Consejo Municipal para la Protección Integral de los Derechos de las Niñas, Niños y Adolescentes en San Carlos de Bariloche (Ordenanza 1884-CM-08) a los concejales Carmen Giménez y Mauro Gonzalez.</text:p>
            <text:p text:style-name="P8"/>
          </table:table-cell>
        </table:table-row>
        <table:table-row table:style-name="Tabla1.1">
          <table:table-cell table:style-name="Tabla1.A1" office:value-type="string">
            <text:p text:style-name="P17">Art. 22º)</text:p>
          </table:table-cell>
          <table:table-cell table:style-name="Tabla1.A1" office:value-type="string">
            <text:p text:style-name="P6">Se designan como representantes del Concejo Municipal, ante el Consejo de Planificación Municipal (CPM- Ordenanza 418-CM-94, art. 17.1) a los concejales: Edith Garro (PJ); Carlos Valeri (FG); Leandro Lescano (AFSP); <text:s/>Irma Haneck (SUR); Elena Welleschik (UCR) y Mauro Gonzalez (PVpC).</text:p>
            <text:p text:style-name="P6"/>
          </table:table-cell>
        </table:table-row>
        <table:table-row table:style-name="Tabla1.1">
          <table:table-cell table:style-name="Tabla1.A1" office:value-type="string">
            <text:p text:style-name="P17">Art. 23º)</text:p>
          </table:table-cell>
          <table:table-cell table:style-name="Tabla1.A1" office:value-type="string">
            <text:p text:style-name="P6">Se designa como representante del Concejo Municipal, ante el Consejo Municipal de la Juventud (Ordenanza 1856-CM-08, texto ordenado aprobado por Ordenanza 2216-CM-11) al concejal Mauro Gonzalez.</text:p>
            <text:p text:style-name="P6"/>
          </table:table-cell>
        </table:table-row>
        <table:table-row table:style-name="Tabla1.1">
          <table:table-cell table:style-name="Tabla1.A1" office:value-type="string">
            <text:p text:style-name="P17">Art. 24º)</text:p>
          </table:table-cell>
          <table:table-cell table:style-name="Tabla1.A1" office:value-type="string">
            <text:p text:style-name="P6">Se designa como representante del Concejo Municipal, ante el Ente Asesor para la Preservación del Patrimonio Cultural (Ordenanza 2148-CM-11) al concejal Ramón Chiocconi.</text:p>
            <text:p text:style-name="P6"/>
          </table:table-cell>
        </table:table-row>
        <table:table-row table:style-name="Tabla1.1">
          <table:table-cell table:style-name="Tabla1.A1" office:value-type="string">
            <text:p text:style-name="P17">Art. 25º)</text:p>
          </table:table-cell>
          <table:table-cell table:style-name="Tabla1.A1" office:value-type="string">
            <text:p text:style-name="P10"><text:span text:style-name="T6">Se designa como representante del Concejo Municipal, ante la Comisión Mixta de la </text:span><text:span text:style-name="T3">Reserva Natural Urbana Las Cartas al concejal </text:span><text:span text:style-name="T14">Carlos Valeri.</text:span></text:p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7">Art. 26º)</text:p>
          </table:table-cell>
          <table:table-cell table:style-name="Tabla1.A1" office:value-type="string">
            <text:p text:style-name="P10"><text:span text:style-name="T6">Se designa como representante del Concejo Municipal, ante la </text:span><text:span text:style-name="T3">Comisión de Seguimiento de Transporte Urbano a los concejales </text:span>Alfredo Martín (titular), Carmen Giménez (titular), <text:span text:style-name="T15">Elena Welleschik </text:span>(suplente) y <text:span text:style-name="T15">Alejandro Ramos Mejía </text:span>(suplente)</text:p>
            <text:p text:style-name="P10"/>
          </table:table-cell>
        </table:table-row>
        <table:table-row table:style-name="Tabla1.1">
          <table:table-cell table:style-name="Tabla1.A1" office:value-type="string">
            <text:p text:style-name="P17">Art. 27º)</text:p>
          </table:table-cell>
          <table:table-cell table:style-name="Tabla1.A1" office:value-type="string">
            <text:p text:style-name="P44">La presente Resolución no implica la obligatoriedad de efectuar erogaciones por parte de la Administración Municipal<text:span text:style-name="T4">.</text:span></text:p>
            <text:p text:style-name="P42"/>
          </table:table-cell>
        </table:table-row>
        <table:table-row table:style-name="Tabla1.1">
          <table:table-cell table:style-name="Tabla1.A1" office:value-type="string">
            <text:p text:style-name="P17">Art. 28º)</text:p>
          </table:table-cell>
          <table:table-cell table:style-name="Tabla1.A1" office:value-type="string">
            <text:p text:style-name="P23">Comuníquese. Dése a publicidad. Tómese razón. Cumplido, archívese.</text:p>
          </table:table-cell>
        </table:table-row>
      </table:table>
      <text:p text:style-name="P3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Mincho" svg:font-family="'MS Mincho', 'Arial Unicode MS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Sangría_20_2_20_de_20_t._20_independiente2" style:display-name="Sangría 2 de t. independiente2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3.069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1.369cm" fo:margin-left="3cm" fo:margin-right="3cm" style:writing-mode="lr-tb" style:layout-grid-color="#c0c0c0" style:layout-grid-lines="88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3"/>
        <text:p text:style-name="MP4"><text:span text:style-name="MT1"><text:line-break/><text:line-break/><text:line-break/></text:span><draw:frame draw:style-name="Mfr1" draw:name="gráficos1" text:anchor-type="char" svg:x="0cm" svg:y="-0.972cm" svg:width="6.976cm" svg:height="2.526cm" draw:z-index="3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04-09-21T12:44:00</meta:creation-date>
    <dc:creator>Claudia </dc:creator>
    <dc:date>2014-03-26T12:47:08</dc:date>
    <meta:print-date>2014-03-26T12:45:58</meta:print-date>
    <meta:editing-cycles>30</meta:editing-cycles>
    <meta:editing-duration>PT19M</meta:editing-duration>
    <meta:generator>LibreOffice/3.5$Linux_x86 LibreOffice_project/350m1$Build-2</meta:generator>
    <meta:printed-by>Claudia </meta:printed-by>
    <meta:document-statistic meta:table-count="1" meta:image-count="1" meta:object-count="0" meta:page-count="4" meta:paragraph-count="97" meta:word-count="1237" meta:character-count="8936" meta:non-whitespace-character-count="7601"/>
    <meta:user-defined meta:name="Información 1"/>
    <meta:user-defined meta:name="Información 2"/>
    <meta:user-defined meta:name="Información 3"/>
    <meta:user-defined meta:name="Información 4"/>
  </office:meta>
</office:document-meta>
</file>